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8cm"/>
    </style:style>
    <style:style style:name="ro1" style:family="table-row">
      <style:table-row-properties style:row-height="0.40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none" draw:fill-color="#ffffff" fo:min-height="1.689cm"/>
    </style:style>
    <style:style style:name="gr3" style:family="graphic">
      <style:graphic-properties draw:stroke="none" svg:stroke-color="#000000" draw:fill="none" draw:fill-color="#ffffff" fo:min-height="1.06cm"/>
    </style:style>
    <style:style style:name="P1" style:family="paragraph">
      <style:text-properties fo:font-size="28pt"/>
    </style:style>
    <style:style style:name="P2" style:family="paragraph">
      <style:text-properties fo:font-size="24pt"/>
    </style:style>
    <style:style style:name="T1" style:family="text">
      <style:text-properties fo:font-size="28pt"/>
    </style:style>
    <style:style style:name="T2" style:family="text">
      <style:text-properties fo:font-size="24pt"/>
    </style:style>
  </office:automatic-styles>
  <office:body>
    <office:spreadsheet>
      <table:table table:name="Startup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go-oo 2.1</text:p>
          </table:table-cell>
          <table:table-cell office:value-type="string">
            <text:p>OO.o 2.3</text:p>
          </table:table-cell>
          <table:table-cell table:number-columns-repeated="2"/>
        </table:table-row>
        <table:table-row table:style-name="ro1">
          <table:table-cell table:formula="oooc:=AVERAGE([.A3:.A6])" office:value-type="float" office:value="1270.75">
            <text:p>1270.75</text:p>
          </table:table-cell>
          <table:table-cell table:formula="oooc:=AVERAGE([.B3:.B6])" office:value-type="float" office:value="1602.75">
            <text:p>1602.75</text:p>
          </table:table-cell>
          <table:table-cell table:number-columns-repeated="2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530">
            <text:p>1530</text:p>
          </table:table-cell>
          <table:table-cell table:number-columns-repeated="2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1663">
            <text:p>1663</text:p>
          </table:table-cell>
          <table:table-cell table:number-columns-repeated="2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575">
            <text:p>1575</text:p>
          </table:table-cell>
          <table:table-cell table:number-columns-repeated="2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643">
            <text:p>1643</text:p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frame table:end-cell-address="Startup.I31" table:end-x="2.148cm" table:end-y="0.232cm" draw:z-index="0" draw:style-name="gr1" svg:width="13.688cm" svg:height="9.82cm" svg:x="2.008cm" svg:y="0.027cm">
              <draw:object draw:notify-on-update-of-ranges="Startup.A1:Startup.B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tartup.G19" table:end-x="2.12cm" table:end-y="0.375cm" draw:z-index="1" draw:style-name="gr2" draw:text-style-name="P1" svg:width="7.136cm" svg:height="1.689cm" svg:x="1.757cm" svg:y="0.287cm">
              <draw:text-box>
                <text:p><text:span text:style-name="T1">go-oo</text:span></text:p>
              </draw:text-box>
            </draw:frame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tartup.H24" table:end-x="1.061cm" table:end-y="0.317cm" draw:z-index="2" draw:style-name="gr3" draw:text-style-name="P2" svg:width="8.307cm" svg:height="1.06cm" svg:x="1.785cm" svg:y="0.058cm">
              <draw:text-box>
                <text:p><text:span text:style-name="T2">Sun/openoffice.org</text:span></text:p>
              </draw:text-box>
            </draw:frame>
          </table:table-cell>
        </table:table-row>
      </table:table>
      <table:table table:name="Memory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writable-private,</text:p>
          </table:table-cell>
          <table:table-cell office:value-type="string">
            <text:p>readonly-private,</text:p>
          </table:table-cell>
          <table:table-cell table:number-columns-repeated="4"/>
        </table:table-row>
        <table:table-row table:style-name="ro2">
          <table:table-cell office:value-type="string">
            <text:p>go-oo 2.1</text:p>
          </table:table-cell>
          <table:table-cell table:number-columns-repeated="2"/>
          <table:table-cell table:style-name="ce1" office:value-type="string">
            <text:p>Version</text:p>
          </table:table-cell>
          <table:table-cell table:style-name="ce1" office:value-type="string">
            <text:p>writeable</text:p>
          </table:table-cell>
          <table:table-cell table:style-name="ce1" office:value-type="string">
            <text:p>readonly</text:p>
          </table:table-cell>
        </table:table-row>
        <table:table-row table:style-name="ro1">
          <table:table-cell office:value-type="float" office:value="70344">
            <text:p>70344</text:p>
          </table:table-cell>
          <table:table-cell office:value-type="float" office:value="77016">
            <text:p>77016</text:p>
          </table:table-cell>
          <table:table-cell/>
          <table:table-cell table:formula="oooc:=[.A2]" office:value-type="string" office:string-value="go-oo 2.1">
            <text:p>go-oo 2.1</text:p>
          </table:table-cell>
          <table:table-cell table:formula="oooc:=[.A6]" office:value-type="float" office:value="70345.3333333333">
            <text:p>70345.33</text:p>
          </table:table-cell>
          <table:table-cell table:formula="oooc:=[.B6]" office:value-type="float" office:value="76966.6666666667">
            <text:p>76966.67</text:p>
          </table:table-cell>
        </table:table-row>
        <table:table-row table:style-name="ro1">
          <table:table-cell office:value-type="float" office:value="70344">
            <text:p>70344</text:p>
          </table:table-cell>
          <table:table-cell office:value-type="float" office:value="77016">
            <text:p>77016</text:p>
          </table:table-cell>
          <table:table-cell/>
          <table:table-cell table:formula="oooc:=[.A8]" office:value-type="string" office:string-value="Sun/OO.o 2.3">
            <text:p>Sun/OO.o 2.3</text:p>
          </table:table-cell>
          <table:table-cell table:formula="oooc:=[.A12]" office:value-type="float" office:value="80129.3333333333">
            <text:p>80129.33</text:p>
          </table:table-cell>
          <table:table-cell table:formula="oooc:=[.B12]" office:value-type="float" office:value="83197.3333333333">
            <text:p>83197.33</text:p>
          </table:table-cell>
        </table:table-row>
        <table:table-row table:style-name="ro1">
          <table:table-cell office:value-type="float" office:value="70348">
            <text:p>70348</text:p>
          </table:table-cell>
          <table:table-cell office:value-type="float" office:value="76868">
            <text:p>76868</text:p>
          </table:table-cell>
          <table:table-cell table:number-columns-repeated="4"/>
        </table:table-row>
        <table:table-row table:style-name="ro1">
          <table:table-cell table:style-name="ce1" table:formula="oooc:=AVERAGE([.A3:.A5])" office:value-type="float" office:value="70345.3333333333">
            <text:p>70345.33</text:p>
          </table:table-cell>
          <table:table-cell table:style-name="ce1" table:formula="oooc:=AVERAGE([.B3:.B5])" office:value-type="float" office:value="76966.6666666667">
            <text:p>76966.67</text:p>
          </table:table-cell>
          <table:table-cell>
            <draw:frame table:end-cell-address="Memory.G19" table:end-x="1.546cm" table:end-y="0.167cm" draw:z-index="0" draw:style-name="gr1" svg:width="9.143cm" svg:height="5.165cm" svg:x="1.435cm" svg:y="0.248cm">
              <draw:object draw:notify-on-update-of-ranges="Memory.D2:Memory.F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>
            <text:p>Sun/OO.o 2.3</text:p>
          </table:table-cell>
          <table:table-cell table:number-columns-repeated="5"/>
        </table:table-row>
        <table:table-row table:style-name="ro1">
          <table:table-cell office:value-type="float" office:value="80100">
            <text:p>80100</text:p>
          </table:table-cell>
          <table:table-cell office:value-type="float" office:value="82900">
            <text:p>82900</text:p>
          </table:table-cell>
          <table:table-cell table:number-columns-repeated="4"/>
        </table:table-row>
        <table:table-row table:style-name="ro1">
          <table:table-cell office:value-type="float" office:value="80104">
            <text:p>80104</text:p>
          </table:table-cell>
          <table:table-cell office:value-type="float" office:value="82900">
            <text:p>82900</text:p>
          </table:table-cell>
          <table:table-cell table:number-columns-repeated="4"/>
        </table:table-row>
        <table:table-row table:style-name="ro1">
          <table:table-cell office:value-type="float" office:value="80184">
            <text:p>80184</text:p>
          </table:table-cell>
          <table:table-cell office:value-type="float" office:value="83792">
            <text:p>83792</text:p>
          </table:table-cell>
          <table:table-cell table:number-columns-repeated="4"/>
        </table:table-row>
        <table:table-row table:style-name="ro1">
          <table:table-cell table:style-name="ce1" table:formula="oooc:=AVERAGE([.A9:.A11])" office:value-type="float" office:value="80129.3333333333">
            <text:p>80129.33</text:p>
          </table:table-cell>
          <table:table-cell table:style-name="ce1" table:formula="oooc:=AVERAGE([.B9:.B11])" office:value-type="float" office:value="83197.3333333333">
            <text:p>83197.33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rial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4">24/09/2007</text:date>, <text:time>22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Michael Meeks</meta:initial-creator>
    <meta:creation-date>2007-09-24T21:15:35</meta:creation-date>
    <dc:creator>Michael Meeks</dc:creator>
    <dc:date>2007-09-24T22:44:10</dc:date>
    <dc:language>en-GB</dc:language>
    <meta:editing-cycles>5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table-count="3" meta:cell-count="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6pt" fo:font-weight="bold" style:font-family-asian="Arial" style:font-family-generic-asian="system" style:font-pitch-asian="variable" style:font-size-asian="18.2000007629395pt" style:font-family-complex="Tahoma" style:font-family-generic-complex="system" style:font-pitch-complex="variable" style:font-size-complex="18.200000762939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fals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9.80000019073486pt" style:font-family-asian="Arial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9.80000019073486pt" style:font-family-asian="Arial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8.39999961853027pt" style:font-family-asian="Arial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00" draw:fill-image-width="0cm" draw:fill-image-height="0cm"/>
      <style:text-properties fo:font-family="'Albany AMT'" style:font-family-generic="swiss" style:font-pitch="variable" fo:font-size="8.39999961853027pt" style:font-family-asian="Arial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3.689cm" svg:height="9.821cm" chart:class="chart:bar" chart:style-name="ch1">
        <chart:title svg:x="0.15cm" svg:y="0.196cm" chart:style-name="ch2">
          <text:p>Startup Time, (smaller is better)</text:p>
        </chart:title>
        <chart:plot-area chart:style-name="ch3" table:cell-range-address="Startup.$A$1:.$B$2" chart:data-source-has-labels="row" chart:table-number-list="0" svg:x="0.272cm" svg:y="1.613cm" svg:width="13.145cm" svg:height="8.012cm">
          <chart:axis chart:dimension="x" chart:name="primary-x" chart:style-name="ch4">
            <chart:categories table:cell-range-address="local-table.A2:.A2"/>
          </chart:axis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series chart:style-name="ch7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-oo 2.1</text:p>
              </table:table-cell>
              <table:table-cell office:value-type="string">
                <text:p>OO.o 2.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270.75">
                <text:p>1270.75</text:p>
              </table:table-cell>
              <table:table-cell office:value-type="float" office:value="1602.75">
                <text:p>1602.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Albany AMT'" style:font-family-generic="swiss" style:font-pitch="variable" fo:font-size="9.60000038146973pt" style:font-family-asian="Arial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3" style:family="chart">
      <style:graphic-properties draw:fill="none"/>
      <style:text-properties fo:font-family="'Albany AMT'" style:font-family-generic="swiss" style:font-pitch="variable" fo:font-size="4.40000009536743pt" style:font-family-asian="Arial" style:font-family-generic-asian="system" style:font-pitch-asian="variable" style:font-size-asian="4.40000009536743pt" style:font-family-complex="Tahoma" style:font-family-generic-complex="system" style:font-pitch-complex="variable" style:font-size-complex="4.4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5.09999990463257pt" style:font-family-asian="Arial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5.09999990463257pt" style:font-family-asian="Arial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7" style:family="chart">
      <style:graphic-properties draw:fill-color="#ff6f00"/>
      <style:text-properties fo:font-family="'Albany AMT'" style:font-family-generic="swiss" style:font-pitch="variable" fo:font-size="4.40000009536743pt" style:font-family-asian="Arial" style:font-family-generic-asian="system" style:font-pitch-asian="variable" style:font-size-asian="4.40000009536743pt" style:font-family-complex="Tahoma" style:font-family-generic-complex="system" style:font-pitch-complex="variable" style:font-size-complex="4.40000009536743pt"/>
    </style:style>
    <style:style style:name="ch8" style:family="chart">
      <style:graphic-properties draw:fill-color="#ffff00" draw:fill-image-width="0cm" draw:fill-image-height="0cm"/>
      <style:text-properties fo:font-family="'Albany AMT'" style:font-family-generic="swiss" style:font-pitch="variable" fo:font-size="4.40000009536743pt" style:font-family-asian="Arial" style:font-family-generic-asian="system" style:font-pitch-asian="variable" style:font-size-asian="4.40000009536743pt" style:font-family-complex="Tahoma" style:font-family-generic-complex="system" style:font-pitch-complex="variable" style:font-size-complex="4.40000009536743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9.144cm" svg:height="5.166cm" chart:class="chart:bar" chart:style-name="ch1">
        <chart:title svg:x="1.514cm" svg:y="0.102cm" chart:style-name="ch2">
          <text:p>Memory Consumption (smaller is better)</text:p>
        </chart:title>
        <chart:legend chart:legend-position="end" svg:x="7.738cm" svg:y="2.336cm" chart:style-name="ch3"/>
        <chart:plot-area chart:style-name="ch4" table:cell-range-address="Memory.$D$2:.$F$4" chart:data-source-has-labels="both" chart:table-number-list="1" svg:x="0.182cm" svg:y="0.679cm" svg:width="7.193cm" svg:height="4.385cm">
          <chart:axis chart:dimension="x" chart:name="primary-x" chart:style-name="ch5">
            <chart:categories table:cell-range-address="local-table.A2:.A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2"/>
          </chart:series>
          <chart:series chart:style-name="ch8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able</text:p>
              </table:table-cell>
              <table:table-cell office:value-type="string">
                <text:p>readonly</text:p>
              </table:table-cell>
            </table:table-row>
          </table:table-header-rows>
          <table:table-rows>
            <table:table-row>
              <table:table-cell office:value-type="string">
                <text:p>go-oo 2.1</text:p>
              </table:table-cell>
              <table:table-cell office:value-type="float" office:value="70345.3333333333">
                <text:p>70345.3333333333</text:p>
              </table:table-cell>
              <table:table-cell office:value-type="float" office:value="76966.6666666667">
                <text:p>76966.6666666667</text:p>
              </table:table-cell>
            </table:table-row>
            <table:table-row>
              <table:table-cell office:value-type="string">
                <text:p>Sun/OO.o 2.3</text:p>
              </table:table-cell>
              <table:table-cell office:value-type="float" office:value="80129.3333333333">
                <text:p>80129.3333333333</text:p>
              </table:table-cell>
              <table:table-cell office:value-type="float" office:value="83197.3333333333">
                <text:p>83197.333333333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